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svg:stroke-width="0.025cm" svg:stroke-color="#808080" draw:marker-start-width="0.237cm" draw:marker-end-width="0.237cm" draw:textarea-vertical-align="middle" fo:padding-top="0.138cm" fo:padding-bottom="0.138cm" fo:padding-left="0.263cm" fo:padding-right="0.263cm"/>
    </style:style>
    <style:style style:name="gr3" style:family="graphic" style:parent-style-name="standard">
      <style:graphic-properties svg:stroke-width="0.025cm" draw:marker-start-width="0.237cm" draw:marker-end-width="0.237cm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dash" draw:stroke-dash="Fine_20_Dashed_20__28_var_29_" svg:stroke-width="0.05cm" svg:stroke-color="#cc6633" draw:marker-start="Circle" draw:marker-start-width="0.211cm" draw:marker-end-width="0.275cm" svg:stroke-opacity="70%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fo:text-shadow="none" fo:font-weight="normal" style:font-size-asian="10pt" style:font-weight-asian="normal" style:font-size-complex="10pt" style:font-weight-complex="normal"/>
    </style:style>
    <style:style style:name="P4" style:family="paragraph">
      <style:paragraph-properties fo:line-height="100%" fo:text-align="star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066cm" svg:x="4.706cm" svg:y="2.298cm">
          <text:p text:style-name="P1"><text:span text:style-name="T1">/project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066cm" svg:x="6.484cm" svg:y="5.696cm">
          <text:p text:style-name="P1"><text:span text:style-name="T1">/inclu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976cm" svg:y1="3.364cm" svg:x2="6.484cm" svg:y2="6.229cm" draw:start-shape="id1" draw:start-glue-point="2" draw:end-shape="id2" draw:end-glue-point="3" svg:d="m5976 3364v2865h508">
          <text:p/>
        </draw:connector>
        <draw:custom-shape draw:style-name="gr1" draw:text-style-name="P2" xml:id="id3" draw:id="id3" draw:layer="layout" svg:width="2.54cm" svg:height="1.066cm" svg:x="6.484cm" svg:y="4.022cm">
          <text:p text:style-name="P1"><text:span text:style-name="T1">/doc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976cm" svg:y1="3.864cm" svg:x2="6.484cm" svg:y2="4.555cm" draw:end-shape="id3" draw:end-glue-point="3" svg:d="m5976 3864h4v691h504">
          <text:p/>
        </draw:connector>
        <draw:custom-shape draw:style-name="gr1" draw:text-style-name="P2" xml:id="id4" draw:id="id4" draw:layer="layout" svg:width="2.54cm" svg:height="1.066cm" svg:x="6.484cm" svg:y="8.07cm">
          <text:p text:style-name="P1"><text:span text:style-name="T1">/o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484cm" svg:y1="8.603cm" svg:x2="5.976cm" svg:y2="3.364cm" draw:start-shape="id4" draw:start-glue-point="3" draw:end-shape="id1" draw:end-glue-point="2" svg:d="m6484 8603h-508v-5239">
          <text:p/>
        </draw:connector>
        <draw:custom-shape draw:style-name="gr1" draw:text-style-name="P2" xml:id="id6" draw:id="id6" draw:layer="layout" svg:width="2.54cm" svg:height="1.066cm" svg:x="10.094cm" svg:y="6.508cm">
          <text:p text:style-name="P1"><text:span text:style-name="T1">/loc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4cm" svg:height="1.066cm" svg:x="10.094cm" svg:y="4.934cm">
          <text:p text:style-name="P1"><text:span text:style-name="T1">/ex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024cm" svg:y1="6.229cm" svg:x2="10.094cm" svg:y2="5.467cm" draw:start-shape="id2" draw:start-glue-point="1" draw:end-shape="id5" draw:end-glue-point="3" svg:d="m9024 6229h635v-762h435">
          <text:p/>
        </draw:connector>
        <draw:connector draw:style-name="gr3" draw:text-style-name="P1" draw:layer="layout" svg:x1="9.024cm" svg:y1="6.229cm" svg:x2="10.094cm" svg:y2="7.041cm" draw:start-shape="id2" draw:start-glue-point="1" draw:end-shape="id6" draw:end-glue-point="3" svg:d="m9024 6229h635v812h435">
          <text:p/>
        </draw:connector>
        <draw:custom-shape draw:style-name="gr1" draw:text-style-name="P2" xml:id="id7" draw:id="id7" draw:layer="layout" svg:width="2.54cm" svg:height="1.066cm" svg:x="6.484cm" svg:y="9.644cm">
          <text:p text:style-name="P1"><text:span text:style-name="T1">/sr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4cm" svg:height="1.066cm" svg:x="6.484cm" svg:y="11.218cm">
          <text:p text:style-name="P1"><text:span text:style-name="T1">/tes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484cm" svg:y1="10.177cm" svg:x2="5.976cm" svg:y2="3.364cm" draw:start-shape="id7" draw:start-glue-point="3" draw:end-shape="id1" draw:end-glue-point="2" svg:d="m6484 10177h-508v-6813">
          <text:p/>
        </draw:connector>
        <draw:connector draw:style-name="gr3" draw:text-style-name="P1" draw:layer="layout" svg:x1="6.484cm" svg:y1="11.751cm" svg:x2="5.976cm" svg:y2="3.364cm" draw:start-shape="id8" draw:start-glue-point="3" draw:end-shape="id1" draw:end-glue-point="2" svg:d="m6484 11751h-508v-8387">
          <text:p/>
        </draw:connector>
        <draw:custom-shape draw:style-name="gr4" draw:text-style-name="P3" xml:id="id9" draw:id="id9" draw:layer="layout" svg:width="2.54cm" svg:height="1.066cm" svg:x="10.094cm" svg:y="8.07cm">
          <text:p text:style-name="P1"><text:span text:style-name="T2">/osnam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024cm" svg:y1="8.603cm" svg:x2="10.094cm" svg:y2="8.603cm" draw:start-shape="id4" draw:start-glue-point="1" draw:end-shape="id9" draw:end-glue-point="3" svg:d="m9024 8603h1070">
          <text:p/>
        </draw:connector>
        <draw:custom-shape draw:style-name="gr1" draw:text-style-name="P2" xml:id="id11" draw:id="id11" draw:layer="layout" svg:width="2.54cm" svg:height="1.066cm" svg:x="13.696cm" svg:y="8.886cm">
          <text:p text:style-name="P1"><text:span text:style-name="T1">/ext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54cm" svg:height="1.066cm" svg:x="13.696cm" svg:y="7.312cm">
          <text:p text:style-name="P1"><text:span text:style-name="T1">/buil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634cm" svg:y1="8.603cm" svg:x2="13.696cm" svg:y2="7.845cm" draw:start-shape="id9" draw:start-glue-point="1" draw:end-shape="id10" draw:end-glue-point="3" svg:d="m12634 8603h631v-758h431">
          <text:p/>
        </draw:connector>
        <draw:connector draw:style-name="gr3" draw:text-style-name="P1" draw:layer="layout" svg:x1="12.634cm" svg:y1="8.603cm" svg:x2="13.696cm" svg:y2="9.419cm" draw:start-shape="id9" draw:start-glue-point="1" draw:end-shape="id11" draw:end-glue-point="3" svg:d="m12634 8603h631v816h431">
          <text:p/>
        </draw:connector>
        <draw:custom-shape draw:style-name="gr1" draw:text-style-name="P2" xml:id="id12" draw:id="id12" draw:layer="layout" svg:width="2.54cm" svg:height="1.066cm" svg:x="17.506cm" svg:y="7.313cm">
          <text:p text:style-name="P1"><text:span text:style-name="T1">/li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54cm" svg:height="1.066cm" svg:x="17.506cm" svg:y="5.739cm">
          <text:p text:style-name="P1"><text:span text:style-name="T1">/b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54cm" svg:height="1.066cm" svg:x="17.506cm" svg:y="8.787cm">
          <text:p text:style-name="P1"><text:span text:style-name="T1">/obj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236cm" svg:y1="7.845cm" svg:x2="17.506cm" svg:y2="7.846cm" draw:start-shape="id10" draw:start-glue-point="1" draw:end-shape="id12" draw:end-glue-point="3" svg:d="m16236 7845h735v1h535">
          <text:p/>
        </draw:connector>
        <draw:connector draw:style-name="gr3" draw:text-style-name="P1" draw:layer="layout" svg:x1="17.506cm" svg:y1="9.32cm" svg:x2="16.236cm" svg:y2="7.845cm" draw:start-shape="id13" draw:start-glue-point="3" draw:end-shape="id10" draw:end-glue-point="1" svg:d="m17506 9320h-535v-1475h-735">
          <text:p/>
        </draw:connector>
        <draw:connector draw:style-name="gr3" draw:text-style-name="P1" draw:layer="layout" svg:x1="16.236cm" svg:y1="7.845cm" svg:x2="17.506cm" svg:y2="6.272cm" draw:start-shape="id10" draw:start-glue-point="1" draw:end-shape="id14" draw:end-glue-point="3" svg:d="m16236 7845h735v-1573h535">
          <text:p/>
        </draw:connector>
        <draw:custom-shape draw:style-name="gr5" draw:text-style-name="P4" draw:layer="layout" svg:width="3.812cm" svg:height="1.016cm" svg:x="0.944cm" svg:y="5.172cm">
          <text:p text:style-name="P4"><text:span text:style-name="T3">This directory holds all</text:span></text:p>
          <text:p text:style-name="P4"><text:span text:style-name="T3">the project documentation.</text:span></text:p>
          <draw:enhanced-geometry svg:viewBox="0 0 21600 21600" draw:mirror-horizontal="true" draw:type="line-callout-1" draw:modifiers="-11239.0243902439 -6329.20353982301 -1410.54287962234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3.812cm" svg:height="1.534cm" svg:x="0.944cm" svg:y="6.686cm">
          <text:p text:style-name="P4"><text:span text:style-name="T3">This directory contains</text:span></text:p>
          <text:p text:style-name="P4"><text:span text:style-name="T3">declarations and definitions</text:span></text:p>
          <text:p text:style-name="P4"><text:span text:style-name="T3">to be shared between</text:span></text:p>
          <text:p text:style-name="P4"><text:span text:style-name="T3">several source files.</text:span></text:p>
          <draw:enhanced-geometry svg:viewBox="0 0 21600 21600" draw:mirror-horizontal="true" draw:type="line-callout-1" draw:modifiers="-11210.7002360346 -1998.17589576547 -1404.87804878049 7795.700325732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4.014cm" svg:height="1.66cm" svg:x="0.792cm" svg:y="9.1cm">
          <text:p text:style-name="P4"><text:span text:style-name="T3">Directory used to hold</text:span></text:p>
          <text:p text:style-name="P4"><text:span text:style-name="T3">different operating system</text:span></text:p>
          <text:p text:style-name="P4"><text:span text:style-name="T3">components like executables</text:span></text:p>
          <text:p text:style-name="P4"><text:span text:style-name="T3">and libraries.</text:span></text:p>
          <draw:enhanced-geometry svg:viewBox="0 0 21600 21600" draw:mirror-horizontal="true" draw:mirror-vertical="false" draw:type="line-callout-1" draw:modifiers="-10377.6836861768 -2405.77965081276 -1328.81693648817 7204.3347381095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3.812cm" svg:height="1.28cm" svg:x="0.994cm" svg:y="11.258cm">
          <text:p text:style-name="P4"><text:span text:style-name="T3">This directory contains the</text:span></text:p>
          <text:p text:style-name="P4"><text:span text:style-name="T3">implementation source files</text:span></text:p>
          <text:p text:style-name="P4"><text:span text:style-name="T3">for the project.</text:span></text:p>
          <draw:enhanced-geometry svg:viewBox="0 0 21600 21600" draw:mirror-horizontal="true" draw:type="line-callout-1" draw:modifiers="-10938.7883556255 -13287.1194379391 -1410.54287962234 9341.451990632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4.014cm" svg:height="1.28cm" svg:x="0.792cm" svg:y="13.036cm">
          <text:p text:style-name="P4"><text:span text:style-name="T3">The tests you write (unit tests,</text:span></text:p>
          <text:p text:style-name="P4"><text:span text:style-name="T3">fixtures, and functional tests)</text:span></text:p>
          <text:p text:style-name="P4"><text:span text:style-name="T3">all go here.</text:span></text:p>
          <draw:enhanced-geometry svg:viewBox="0 0 21600 21600" draw:mirror-horizontal="true" draw:type="line-callout-1" draw:modifiers="-10280.8468244085 -16625.7611241218 -1328.81693648817 9341.4519906323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556cm" svg:height="1.27cm" svg:x="7.854cm" svg:y="0.6cm">
          <text:p text:style-name="P5"><text:span text:style-name="T3">Project home directory to</text:span></text:p>
          <text:p text:style-name="P5"><text:span text:style-name="T3">organize all project</text:span></text:p>
          <text:p text:style-name="P5"><text:span text:style-name="T3">components.</text:span></text:p>
          <draw:enhanced-geometry svg:viewBox="0 0 21600 21600" draw:mirror-horizontal="false" draw:type="line-callout-1" draw:modifiers="-5052.34748383469 33326.1998426436 -1518.13325836379 9397.954366640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81cm" svg:height="1.016cm" svg:x="20.634cm" svg:y="4.328cm">
          <text:p text:style-name="P5"><text:span text:style-name="T3">Directory used to hold</text:span></text:p>
          <text:p text:style-name="P5"><text:span text:style-name="T3">the executable binary files.</text:span></text:p>
          <draw:enhanced-geometry svg:viewBox="0 0 21600 21600" draw:mirror-horizontal="false" draw:type="line-callout-1" draw:modifiers="-4449.22592495408 35362.8318584071 -1422.61873524009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215cm" svg:height="1.016cm" svg:x="20.641cm" svg:y="5.871cm">
          <text:p text:style-name="P5"><text:span text:style-name="T3">Directory used to hold</text:span></text:p>
          <text:p text:style-name="P5"><text:span text:style-name="T3">the built library files.</text:span></text:p>
          <draw:enhanced-geometry svg:viewBox="0 0 21600 21600" draw:mirror-horizontal="false" draw:type="line-callout-1" draw:modifiers="-5487.31343283582 36254.8672566372 -1672.38805970149 11745.1327433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208cm" svg:height="1.016cm" svg:x="20.648cm" svg:y="7.394cm">
          <text:p text:style-name="P5"><text:span text:style-name="T3">Directory used to hold</text:span></text:p>
          <text:p text:style-name="P5"><text:span text:style-name="T3">the built object files.</text:span></text:p>
          <draw:enhanced-geometry svg:viewBox="0 0 21600 21600" draw:mirror-horizontal="false" draw:type="line-callout-1" draw:modifiers="-5405.04830165161 35086.7256637168 -1682.76721720162 11745.1327433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2.794cm" svg:height="1.016cm" svg:x="14.966cm" svg:y="3.902cm">
          <text:p text:style-name="P5"><text:span text:style-name="T3">Directory used to</text:span></text:p>
          <text:p text:style-name="P5"><text:span text:style-name="T3">hold the built files.</text:span></text:p>
          <draw:enhanced-geometry svg:viewBox="0 0 21600 21600" draw:mirror-horizontal="false" draw:type="line-callout-1" draw:modifiers="-8601.3595706619 78456.6371681416 -1932.02146690519 11745.1327433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302cm" svg:height="1.27cm" svg:x="14.966cm" svg:y="10.76cm">
          <text:p text:style-name="P5"><text:span text:style-name="T3">This directory holds all</text:span></text:p>
          <text:p text:style-name="P5"><text:span text:style-name="T3">libraries provided by</text:span></text:p>
          <text:p text:style-name="P5"><text:span text:style-name="T3">third-party.</text:span></text:p>
          <draw:enhanced-geometry svg:viewBox="0 0 21600 21600" draw:mirror-horizontal="false" draw:type="line-callout-1" draw:modifiers="-7455.0408719346 -18540.9913453973 -1634.87738419619 9397.954366640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3.812cm" svg:height="1.27cm" svg:x="7.826cm" svg:y="12.938cm">
          <text:p text:style-name="P4"><text:span text:style-name="T3">Operating system directory.</text:span></text:p>
          <text:p text:style-name="P4"><text:span text:style-name="T3">Examples: Linux, Windows,</text:span></text:p>
          <text:p text:style-name="P4"><text:span text:style-name="T3">MacOS, FreeBSD, etc</text:span></text:p>
          <draw:enhanced-geometry svg:viewBox="0 0 21600 21600" draw:mirror-horizontal="true" draw:type="line-callout-1" draw:modifiers="-4798.11172305271 -69218.5680566483 -1404.87804878049 9380.9598741148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6" draw:layer="layout" svg:width="3.24cm" svg:height="1.016cm" svg:x="14.266cm" svg:y="2.402cm">
          <text:p text:style-name="P5"><text:span text:style-name="T3">This directory contains</text:span></text:p>
          <text:p text:style-name="P5"><text:span text:style-name="T3">all project declarations.</text:span></text:p>
          <draw:enhanced-geometry svg:viewBox="0 0 21600 21600" draw:mirror-horizontal="false" draw:type="line-callout-1" draw:modifiers="-12076.2727553224 92559.2920353982 -1666.15242209195 11745.1327433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4" draw:layer="layout" svg:width="4.572cm" svg:height="1.27cm" svg:x="12.172cm" svg:y="0.6cm">
          <text:p text:style-name="P4"><text:span text:style-name="T3">This directory holds all external</text:span></text:p>
          <text:p text:style-name="P4"><text:span text:style-name="T3">declarations for libraries provided</text:span></text:p>
          <text:p text:style-name="P4"><text:span text:style-name="T3">by third-party.</text:span></text:p>
          <draw:enhanced-geometry svg:viewBox="0 0 21600 21600" draw:mirror-horizontal="false" draw:type="line-callout-1" draw:modifiers="-9097.22282965231 78293.6270653029 -1180.84408484583 9397.9543666404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stroke-linejoin="bevel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6T07:44:10.55</meta:creation-date>
    <dc:date>2015-01-20T12:12:43.80</dc:date>
    <meta:editing-duration>PT5H53M31S</meta:editing-duration>
    <meta:editing-cycles>132</meta:editing-cycles>
    <meta:generator>LibreOffice/3.5$Windows_x86 LibreOffice_project/7122e39-92ed229-498d286-15e43b4-d70da21</meta:generator>
    <meta:document-statistic meta:object-count="41"/>
  </office:meta>
</office:document-meta>
</file>